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4630000031AEA889E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22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5pt" style:font-size-asian="15pt" style:font-size-complex="15pt"/>
    </style:style>
    <style:style style:name="P3" style:family="paragraph">
      <style:text-properties fo:color="#ff950e" fo:font-size="15pt" style:font-size-asian="15pt" style:font-size-complex="15pt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color="#ff950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871cm" svg:height="18.999cm" svg:x="1.421cm" svg:y="0.992cm">
          <draw:image xlink:href="Pictures/10000000000004630000031AEA889E76.png" xlink:type="simple" xlink:show="embed" xlink:actuate="onLoad">
            <text:p/>
          </draw:image>
        </draw:frame>
        <draw:custom-shape draw:style-name="gr2" draw:text-style-name="P1" draw:layer="layout" svg:width="5.08cm" svg:height="0.635cm" svg:x="3.413cm" svg:y="5.4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568cm" svg:height="0.839cm" svg:x="2.687cm" svg:y="5.368cm">
          <draw:text-box>
            <text:p><text:span text:style-name="T1">Cardwall du dernier sprint</text:span></text:p>
          </draw:text-box>
        </draw:frame>
        <draw:custom-shape draw:style-name="gr2" draw:text-style-name="P1" draw:layer="layout" svg:width="5.08cm" svg:height="1.27cm" svg:x="19.669cm" svg:y="5.69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969cm" svg:height="1.47cm" svg:x="19.542cm" svg:y="5.699cm">
          <draw:text-box>
            <text:p text:style-name="P3"><text:span text:style-name="T2">Raccourcis vers </text:span></text:p>
            <text:p text:style-name="P3"><text:span text:style-name="T2">les releases et spri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8:21:16</meta:creation-date>
    <dc:date>2013-04-29T18:26:40</dc:date>
    <dc:creator>sandra </dc:creator>
    <meta:editing-duration>PT2M46S</meta:editing-duration>
    <meta:editing-cycles>2</meta:editing-cycles>
    <meta:generator>LibreOffice/3.5$Linux_X86_64 LibreOffice_project/350m1$Build-2</meta:generator>
    <meta:document-statistic meta:object-count="5"/>
  </office:meta>
</office:document-meta>
</file>